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ff00" draw:fill-color="#eeeeee" draw:textarea-horizontal-align="justify" draw:textarea-vertical-align="middle" draw:auto-grow-height="false" fo:min-height="0.385cm" fo:min-width="12.835cm"/>
    </style:style>
    <style:style style:name="gr2" style:family="graphic" style:parent-style-name="standard">
      <style:graphic-properties svg:stroke-color="#ccff00" draw:fill-color="#eeeeee" draw:textarea-horizontal-align="justify" draw:textarea-vertical-align="middle" draw:auto-grow-height="false" fo:min-height="0.385cm" fo:min-width="7.247cm"/>
    </style:style>
    <style:style style:name="gr3" style:family="graphic" style:parent-style-name="standard">
      <style:graphic-properties svg:stroke-color="#ccff00" draw:fill-color="#eeeeee" draw:textarea-horizontal-align="justify" draw:textarea-vertical-align="middle" draw:auto-grow-height="false" fo:min-height="0.385cm" fo:min-width="8.517cm"/>
    </style:style>
    <style:style style:name="gr4" style:family="graphic" style:parent-style-name="standard">
      <style:graphic-properties svg:stroke-color="#eeeeee" draw:fill-color="#eeeeee" draw:textarea-horizontal-align="justify" draw:textarea-vertical-align="middle" draw:auto-grow-height="false" fo:min-height="0.385cm" fo:min-width="12.835cm"/>
    </style:style>
    <style:style style:name="gr5" style:family="graphic" style:parent-style-name="standard">
      <style:graphic-properties svg:stroke-color="#ccff00" draw:fill-color="#eeeeee" draw:textarea-horizontal-align="justify" draw:textarea-vertical-align="middle" draw:auto-grow-height="false" fo:min-height="7.497cm" fo:min-width="5.469cm"/>
    </style:style>
    <style:style style:name="gr6" style:family="graphic" style:parent-style-name="standard">
      <style:graphic-properties svg:stroke-color="#ccff00" draw:fill-color="#ccff00" draw:textarea-horizontal-align="justify" draw:textarea-vertical-align="middle" draw:auto-grow-height="false" fo:min-height="0.021cm" fo:min-width="0cm"/>
    </style:style>
    <style:style style:name="gr7" style:family="graphic" style:parent-style-name="standard">
      <style:graphic-properties svg:stroke-color="#ccff00" draw:fill-color="#eeeeee" draw:textarea-horizontal-align="justify" draw:textarea-vertical-align="middle" draw:auto-grow-height="false" fo:min-height="8.748cm" fo:min-width="6.10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ccff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0.635cm" svg:x="3.667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335cm" svg:height="0.635cm" svg:x="3.667cm" svg:y="11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747cm" svg:height="0.635cm" draw:transform="rotate (-1.5707963267949) translate (4.302cm 3.5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747cm" svg:height="0.635cm" draw:transform="rotate (-1.5707963267949) translate (17.002cm 3.5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335cm" svg:height="0.635cm" svg:x="3.667cm" svg:y="15.9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335cm" svg:height="0.635cm" svg:x="3.667cm" svg:y="24.3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017cm" svg:height="0.635cm" draw:transform="rotate (-1.5707963267949) translate (4.302cm 15.98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017cm" svg:height="0.635cm" draw:transform="rotate (-1.5707963267949) translate (17.002cm 15.986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path draw:style-name="gr4" draw:text-style-name="P1" draw:layer="layout" svg:width="13.335cm" svg:height="9.016cm" svg:x="3.666cm" svg:y="2.904cm" svg:viewBox="0 0 13336 9017" svg:d="M0 635v-635h13335v635zM0 9017v-635h13335v635zM1 635h635v7747h-635zM12701 635h635v7747h-635z">
          <text:p/>
        </draw:path>
        <draw:custom-shape draw:style-name="gr5" draw:text-style-name="P1" draw:layer="layout" svg:width="5.969cm" svg:height="7.747cm" svg:x="4.302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969cm" svg:height="7.747cm" svg:x="10.398cm" svg:y="3.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81cm" svg:x="9.382cm" svg:y="7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254cm" svg:height="0.381cm" svg:x="11.033cm" svg:y="7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" draw:text-style-name="P1" draw:layer="layout" svg:width="13.335cm" svg:height="9.016cm" svg:x="3.794cm" svg:y="15.224cm" svg:viewBox="0 0 13336 9017" svg:d="M0 635v-635h13335v635zM0 9017v-635h13335v635zM1 635h635v7747h-635zM12701 635h635v7747h-635z">
          <text:p/>
        </draw:path>
        <draw:custom-shape draw:style-name="gr7" draw:text-style-name="P1" draw:layer="layout" svg:width="6.605cm" svg:height="8.998cm" svg:x="3.794cm" svg:y="15.2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81cm" svg:x="9.51cm" svg:y="19.1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6.605cm" svg:height="8.998cm" svg:x="10.524cm" svg:y="15.2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81cm" svg:x="11.161cm" svg:y="19.1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" draw:text-style-name="P1" draw:layer="layout" svg:width="13.335cm" svg:height="9.016cm" svg:x="3.666cm" svg:y="2.905cm" svg:viewBox="0 0 13336 9017" svg:d="M0 635v-635h13335v635zM0 9017v-635h13335v635zM1 635h635v7747h-635zM12701 635h635v7747h-635z">
          <text:p/>
        </draw:path>
        <draw:custom-shape draw:style-name="gr5" draw:text-style-name="P1" draw:layer="layout" svg:width="5.969cm" svg:height="7.747cm" svg:x="4.302cm" svg:y="3.5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969cm" svg:height="7.747cm" svg:x="10.398cm" svg:y="3.5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381cm" svg:x="9.382cm" svg:y="7.2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254cm" svg:height="0.381cm" svg:x="11.033cm" svg:y="7.2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3T20:24:08.380816861</meta:creation-date>
    <dc:date>2016-08-23T20:43:54.813236430</dc:date>
    <meta:editing-duration>PT9M35S</meta:editing-duration>
    <meta:editing-cycles>3</meta:editing-cycles>
    <meta:generator>LibreOffice/5.1.4.2$Linux_X86_64 LibreOffice_project/10m0$Build-2</meta:generator>
    <meta:document-statistic meta:object-count="23"/>
  </office:meta>
</office:document-meta>
</file>